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5f6f" officeooo:paragraph-rsid="00135f6f"/>
    </style:style>
    <style:style style:name="P2" style:family="paragraph" style:parent-style-name="Standard">
      <style:text-properties officeooo:rsid="00135f6f" officeooo:paragraph-rsid="00135f6f"/>
    </style:style>
    <style:style style:name="P3" style:family="paragraph" style:parent-style-name="Standard">
      <style:text-properties officeooo:rsid="00135f6f" officeooo:paragraph-rsid="00165acc"/>
    </style:style>
    <style:style style:name="P4" style:family="paragraph" style:parent-style-name="Standard">
      <style:text-properties officeooo:rsid="00165acc" officeooo:paragraph-rsid="00165a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ception in thread "main" java.io.IOException: Mkdirs failed to create /app2/speed-profiles (exists=false, cwd=file:/home/cpu10869-local/NetBeansProjects/hdoops) </text:p>
      <text:p text:style-name="P1"><text:tab/>at org.apache.hadoop.fs.ChecksumFileSystem.create(ChecksumFileSystem.java:450) </text:p>
      <text:p text:style-name="P1"><text:tab/>at org.apache.hadoop.fs.ChecksumFileSystem.create(ChecksumFileSystem.java:435) </text:p>
      <text:p text:style-name="P1"><text:tab/>at org.apache.hadoop.fs.FileSystem.create(FileSystem.java:909) </text:p>
      <text:p text:style-name="P1"><text:tab/>at org.apache.hadoop.fs.FileSystem.create(FileSystem.java:890) </text:p>
      <text:p text:style-name="P1"><text:tab/>at org.apache.hadoop.fs.FileSystem.create(FileSystem.java:787) </text:p>
      <text:p text:style-name="P1"><text:tab/>at org.apache.hadoop.fs.FileSystem.create(FileSystem.java:776) </text:p>
      <text:p text:style-name="P1"><text:tab/>at com.vng.hadoop.Test.main(Test.java:35) </text:p>
      <text:p text:style-name="P1"/>
      <text:p text:style-name="P1">==== &gt; Solution </text:p>
      <text:p text:style-name="P4">Becase of failing in create FileSystem through java client, all you need is setting your java client appropriate the hadoop configuration (in file config).</text:p>
      <text:p text:style-name="P3"><text:s text:c="8"/>Configuration hadoopConfig = new Configuration();</text:p>
      <text:p text:style-name="P1"><text:s text:c="8"/>hadoopConfig.set("fs.defaultFS", "hdfs://localhost:9000/"); </text:p>
      <text:p text:style-name="P1"><text:s text:c="8"/>hadoopConfig.set("fs.hdfs.impl", org.apache.hadoop.hdfs.DistributedFileSystem.class.getName()); </text:p>
      <text:p text:style-name="P1"><text:s text:c="8"/>hadoopConfig.set("fs.file.impl", org.apache.hadoop.fs.LocalFileSystem.class.getName()); </text:p>
      <text:p text:style-name="P1"/>
      <text:p text:style-name="P1"/>
      <text:p text:style-name="P1"/>
      <text:p text:style-name="P1">Exception in thread "main" org.apache.hadoop.security.AccessControlException: Permission denied: user=cpu10869-local, access=WRITE, inode="/app2/speed-profiles/raw-data":hduser:supergroup:drwxr-xr-x </text:p>
      <text:p text:style-name="P1">==== &gt; Solution <text:s/>:System.setProperty("HADOOP_USER_NAME", "hduser"); </text:p>
      <text:p text:style-name="P1"/>
      <text:p text:style-name="P1"/>
      <text:p text:style-name="P1"/>
      <text:p text:style-name="P1"/>
      <text:p text:style-name="P1"><text:s text:c="4"/>public static void main(String[] args) throws IOException { </text:p>
      <text:p text:style-name="P1"><text:s text:c="8"/>//Get configuration of Hadoop system </text:p>
      <text:p text:style-name="P1"><text:s text:c="8"/>Configuration hadoopConfig = new Configuration(); </text:p>
      <text:p text:style-name="P1"><text:s text:c="8"/>hadoopConfig.set("fs.defaultFS", "hdfs://localhost:9000/"); </text:p>
      <text:p text:style-name="P1"><text:s text:c="8"/>hadoopConfig.set("fs.hdfs.impl", org.apache.hadoop.hdfs.DistributedFileSystem.class.getName()); </text:p>
      <text:p text:style-name="P1"><text:s text:c="8"/>hadoopConfig.set("fs.file.impl", org.apache.hadoop.fs.LocalFileSystem.class.getName()); </text:p>
      <text:p text:style-name="P1"><text:s text:c="8"/>System.setProperty("HADOOP_USER_NAME", "hduser"); </text:p>
      <text:p text:style-name="P1"><text:s text:c="8"/>System.out.println("Connecting to -- " + hadoopConfig.get("fs.defaultFS")); </text:p>
      <text:p text:style-name="P1"><text:s text:c="8"/>String dst = "/app3/speed-profiles/raw-data"; </text:p>
      <text:p text:style-name="P1"><text:s text:c="8"/>//Destination file in HDFS </text:p>
      <text:p text:style-name="P1"><text:s text:c="8"/>FileSystem fs = FileSystem.get(URI.create(dst), hadoopConfig); </text:p>
      <text:p text:style-name="P1">// <text:s text:c="7"/>HadoopUtils.deleteFile(dst); </text:p>
      <text:p text:style-name="P1"><text:s text:c="8"/>OutputStream out = fs.create(new Path(dst)); </text:p>
      <text:p text:style-name="P1"><text:s text:c="4"/>} 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15:45:33.412542016</meta:creation-date>
    <meta:generator>LibreOffice/4.2.8.2$Linux_X86_64 LibreOffice_project/420m0$Build-2</meta:generator>
    <dc:date>2017-07-18T19:20:09.766161848</dc:date>
    <meta:editing-duration>PT2S</meta:editing-duration>
    <meta:editing-cycles>3</meta:editing-cycles>
    <meta:document-statistic meta:table-count="0" meta:image-count="0" meta:object-count="0" meta:page-count="1" meta:paragraph-count="30" meta:word-count="132" meta:character-count="2220" meta:non-whitespace-character-count="1947"/>
  </office:meta>
</office:document-meta>
</file>